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294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6197183098592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31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1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6338028169014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30.25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30.25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30.25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30.25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30.25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30.25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30.25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30.25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119]-[.C119])*24;24)" office:value-type="float" office:value="6" calcext:value-type="float">
            <text:p/>
          </table:table-cell>
          <table:table-cell table:formula="of:=SUM([.$E$4:.$E119])" office:value-type="float" office:value="291.5" calcext:value-type="float">
            <text:p/>
          </table:table-cell>
          <table:table-cell table:formula="of:=SUMIF([.$B$4:.$B$132];[.B119];[.$E$4:.$E$132])" office:value-type="float" office:value="30.25" calcext:value-type="float">
            <text:p/>
          </table:table-cell>
          <table:table-cell table:formula="of:=625-[.F119]" office:value-type="float" office:value="333.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20];2)" office:value-type="float" office:value="13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15M00S" calcext:value-type="time">
            <text:p>0.802083333333333</text:p>
          </table:table-cell>
          <table:table-cell table:formula="of:=MOD(([.D120]-[.C120])*24;24)" office:value-type="float" office:value="1.25" calcext:value-type="float">
            <text:p/>
          </table:table-cell>
          <table:table-cell table:formula="of:=SUM([.$E$4:.$E120])" office:value-type="float" office:value="292.75" calcext:value-type="float">
            <text:p/>
          </table:table-cell>
          <table:table-cell table:formula="of:=SUMIF([.$B$4:.$B$132];[.B120];[.$E$4:.$E$132])" office:value-type="float" office:value="30.25" calcext:value-type="float">
            <text:p/>
          </table:table-cell>
          <table:table-cell table:formula="of:=625-[.F120]" office:value-type="float" office:value="332.25" calcext:value-type="float">
            <text:p/>
          </table:table-cell>
          <table:table-cell office:value-type="string" calcext:value-type="string">
            <text:p>Aanpassen dummydatabank</text:p>
          </table:table-cell>
          <table:table-cell table:number-columns-repeated="1015"/>
        </table:table-row>
        <table:table-row table:style-name="ro2">
          <table:table-cell office:value-type="date" office:date-value="2014-03-30" calcext:value-type="date">
            <text:p>41728</text:p>
          </table:table-cell>
          <table:table-cell table:style-name="ce4" table:formula="of:=ISOWEEKNUM([.A121];2)" office:value-type="float" office:value="13" calcext:value-type="float">
            <text:p/>
          </table:table-cell>
          <table:table-cell office:value-type="time" office:time-value="PT13H15M00S" calcext:value-type="time">
            <text:p>0.552083333333333</text:p>
          </table:table-cell>
          <table:table-cell office:value-type="time" office:time-value="PT14H30M00S" calcext:value-type="time">
            <text:p>0.604166666666667</text:p>
          </table:table-cell>
          <table:table-cell table:formula="of:=MOD(([.D121]-[.C121])*24;24)" office:value-type="float" office:value="1.25" calcext:value-type="float">
            <text:p/>
          </table:table-cell>
          <table:table-cell table:formula="of:=SUM([.$E$4:.$E121])" office:value-type="float" office:value="294" calcext:value-type="float">
            <text:p/>
          </table:table-cell>
          <table:table-cell table:formula="of:=SUMIF([.$B$4:.$B$132];[.B121];[.$E$4:.$E$132])" office:value-type="float" office:value="30.25" calcext:value-type="float">
            <text:p/>
          </table:table-cell>
          <table:table-cell table:formula="of:=625-[.F121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94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94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94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94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94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94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94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94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94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94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94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294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294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294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294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294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294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294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294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294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294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294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294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294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294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294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294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294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294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294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294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294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294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294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294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294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294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294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294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294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294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294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294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294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294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294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294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294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294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294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294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294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294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294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294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294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294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294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294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294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294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294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294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294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294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294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294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294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294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294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294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294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294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294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294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294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294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294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31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294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31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 style:data-style-name="N2" text:time-value="13:21:05.555418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30T14:28:12.443948778</dc:date>
    <meta:editing-duration>P6DT21H11M4S</meta:editing-duration>
    <meta:editing-cycles>248</meta:editing-cycles>
    <meta:generator>LibreOffice/4.2.2.1$Linux_X86_64 LibreOffice_project/420m0$Build-1</meta:generator>
    <meta:document-statistic meta:table-count="1" meta:cell-count="1425" meta:object-count="0"/>
  </office:meta>
</office:document-meta>
</file>